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054c0" officeooo:paragraph-rsid="000054c0"/>
    </style:style>
    <style:style style:name="P2" style:family="paragraph" style:parent-style-name="Standard">
      <style:text-properties officeooo:rsid="00037ceb" officeooo:paragraph-rsid="00037ceb"/>
    </style:style>
    <style:style style:name="P3" style:family="paragraph" style:parent-style-name="Standard">
      <style:text-properties officeooo:rsid="00051807" officeooo:paragraph-rsid="00051807"/>
    </style:style>
    <style:style style:name="P4" style:family="paragraph" style:parent-style-name="Standard">
      <style:text-properties officeooo:rsid="00051807" officeooo:paragraph-rsid="00067dce"/>
    </style:style>
    <style:style style:name="P5" style:family="paragraph" style:parent-style-name="Standard">
      <style:text-properties fo:font-weight="bold" officeooo:rsid="000054c0" officeooo:paragraph-rsid="000054c0" style:font-weight-asian="bold" style:font-weight-complex="bold"/>
    </style:style>
    <style:style style:name="T1" style:family="text">
      <style:text-properties officeooo:rsid="00051807"/>
    </style:style>
    <style:style style:name="T2" style:family="text">
      <style:text-properties officeooo:rsid="00067dce"/>
    </style:style>
    <style:style style:name="T3" style:family="text">
      <style:text-properties officeooo:rsid="0006dae9"/>
    </style:style>
    <style:style style:name="T4" style:family="text">
      <style:text-properties officeooo:rsid="00085d68"/>
    </style:style>
    <style:style style:name="T5" style:family="text">
      <style:text-properties officeooo:rsid="000a117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jet Space Invaders</text:p>
      <text:p text:style-name="P5"/>
      <text:p text:style-name="P1"/>
      <text:p text:style-name="P1"/>
      <text:p text:style-name="P2">Introduction :</text:p>
      <text:p text:style-name="P2"/>
      <text:p text:style-name="P2"><text:span text:style-name="T1">Projet</text:span>: </text:p>
      <text:p text:style-name="P2">L’objectif du projet est de <text:span text:style-name="T1">développer</text:span> nos connaissances dans un ou plusieurs langages programmation ainsi que dans le domaine de l’embarqué</text:p>
      <text:p text:style-name="P2"/>
      <text:p text:style-name="P2"><text:span text:style-name="T1">But</text:span>: <text:span text:style-name="T1">L’objectif de se jeu est de protéger la Terre en détruisant des vagues de vaisseaux aliens voulant l’envahir au moyen de missiles,</text:span></text:p>
      <text:p text:style-name="P2"/>
      <text:p text:style-name="P4">Règle : Nous devons contrôler un vaisseau <text:span text:style-name="T2">se déplaçant latéralement (déplacement latéraux Q et D) <text:s/></text:span>tirant des missiles <text:span text:style-name="T2">(touche ‘space’)</text:span> devant atteindre les vaisseaux ennemis <text:span text:style-name="T4">qui se rapprochent progressivement du joueur et qui se déplace latéralement</text:span>. <text:span text:style-name="T5">Le joueur gagne des points à chaque fois qu’il détruit un envahisseur. Le joueur dispose de plusieurs batiments destructibles permettant de se proteger. Une fois la vague d’ennemi éliminée totalement, une nouvelle vague d’ennemi apparaît de nouveau, ce qui en fait un jeu sans fin.</text:span></text:p>
      <text:p text:style-name="P3"/>
      <text:p text:style-name="P2">Matériel :</text:p>
      <text:p text:style-name="P3">Nous disposons d’une carte STM32F4 Discovery devant <text:span text:style-name="T3">accueillir le programme</text:span></text:p>
      <text:p text:style-name="P3">Le code sera developpé dans le langage C sur Visual Studio Code</text:p>
      <text:p text:style-name="P3">L’interface sera visible sur le pc via screen sous <text:span text:style-name="T2">Linux</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Gestion missiles (mouvement)</text:p>
      <text:p text:style-name="P1">Gestion vaisseau (mouvement)</text:p>
      <text:p text:style-name="P1">Gestion vies</text:p>
      <text:p text:style-name="P1">Gestion score </text:p>
      <text:p text:style-name="P1">Gestion ennemis (mouvement)</text:p>
      <text:p text:style-name="P1">Gestion menu (Start)</text:p>
      <text:p text:style-name="P1">Gestion décor (cachet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8T15:51:21.587494478</meta:creation-date>
    <dc:date>2020-01-08T17:44:23.250639334</dc:date>
    <meta:editing-duration>PT30S</meta:editing-duration>
    <meta:editing-cycles>1</meta:editing-cycles>
    <meta:document-statistic meta:table-count="0" meta:image-count="0" meta:object-count="0" meta:page-count="1" meta:paragraph-count="17" meta:word-count="184" meta:character-count="1208" meta:non-whitespace-character-count="1038"/>
    <meta:generator>LibreOffice/6.0.7.3$Linux_X86_64 LibreOffice_project/00m0$Build-3</meta:generator>
  </office:meta>
</office:document-meta>
</file>